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3704" calcext:value-type="float">
            <text:p>93.6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8304" calcext:value-type="float">
            <text:p>92.3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1312" calcext:value-type="float">
            <text:p>92.0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38" calcext:value-type="float">
            <text:p>91.3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202</text:p>
          </table:table-cell>
          <table:table-cell office:value-type="string" calcext:value-type="string">
            <text:p>TWDB:2314202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